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6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6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6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6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6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6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8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6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6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6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6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6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6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9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9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10" draw:text-style-name="P5" draw:layer="layout" svg:width="3.156cm" svg:height="1.28cm" svg:x="10.31cm" svg:y="18.555cm">
          <draw:text-box>
            <text:p><text:span text:style-name="T4">[0..10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00:02:33.007791197</dc:date>
    <dc:creator>elucterio </dc:creator>
    <meta:editing-duration>P4DT2H43M13S</meta:editing-duration>
    <meta:editing-cycles>45</meta:editing-cycles>
    <meta:generator>LibreOffice/4.2.8.2$Linux_X86_64 LibreOffice_project/420m0$Build-2</meta:generator>
    <meta:document-statistic meta:object-count="75"/>
  </office:meta>
</office:document-meta>
</file>